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style:font-name="Verdana1"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text-properties style:font-name="Verdana1"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4" style:family="paragraph" style:parent-style-name="Text_20_body">
      <style:text-properties style:font-name="Verdana1" fo:font-size="8.60000038146973pt" fo:language="zxx" fo:country="none" style:font-size-asian="8.60000038146973pt" style:language-asian="zxx" style:country-asian="none" style:font-size-complex="8.60000038146973pt" style:language-complex="zxx" style:country-complex="none"/>
    </style:style>
    <style:style style:name="P5" style:family="paragraph" style:parent-style-name="Heading_20_1">
      <style:text-properties style:font-name="Verdana1" fo:language="zxx" fo:country="none" style:language-asian="zxx" style:country-asian="none" style:language-complex="zxx" style:country-complex="none"/>
    </style:style>
    <style:style style:name="P6" style:family="paragraph" style:parent-style-name="Heading_20_2">
      <style:text-properties style:font-name="Verdana1" fo:language="zxx" fo:country="none" style:language-asian="zxx" style:country-asian="none" style:language-complex="zxx" style:country-complex="none"/>
    </style:style>
    <style:style style:name="P7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Heading_20_2">
      <style:text-properties fo:font-variant="normal" fo:text-transform="none" fo:color="#000000" fo:letter-spacing="normal" fo:language="zxx" fo:country="none" style:language-asian="zxx" style:country-asian="none" style:language-complex="zxx" style:country-complex="none"/>
    </style:style>
    <style:style style:name="P9" style:family="paragraph" style:parent-style-name="Heading_20_2">
      <style:paragraph-properties fo:line-height="100%"/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10" style:family="paragraph" style:parent-style-name="Heading_20_2">
      <style:paragraph-properties fo:line-height="100%"/>
    </style:style>
    <style:style style:name="P11" style:family="paragraph" style:parent-style-name="Text_20_body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12" style:family="paragraph" style:parent-style-name="Text_20_body" style:list-style-name="L1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13" style:family="paragraph" style:parent-style-name="Text_20_body">
      <style:paragraph-properties fo:line-height="100%"/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P14" style:family="paragraph" style:parent-style-name="Text_20_body">
      <style:text-properties fo:font-variant="normal" fo:text-transform="none" fo:color="#000000" style:font-name="Verdana1" fo:font-size="14pt" fo:letter-spacing="normal" fo:language="zxx" fo:country="none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5" style:family="paragraph" style:parent-style-name="Text_20_body">
      <style:paragraph-properties fo:line-height="100%"/>
      <style:text-properties fo:font-variant="normal" fo:text-transform="none" fo:color="#000000" style:font-name="Verdana1" fo:font-size="14pt" fo:letter-spacing="normal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6" style:family="paragraph" style:parent-style-name="Text_20_body">
      <style:text-properties style:font-name="Verdana1" fo:font-size="8.60000038146973pt" fo:language="zxx" fo:country="none" style:font-size-asian="8.60000038146973pt" style:language-asian="zxx" style:country-asian="none" style:font-size-complex="8.60000038146973pt" style:language-complex="zxx" style:country-complex="none"/>
    </style:style>
    <style:style style:name="P17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fo:font-size="8.64999961853027pt" fo:letter-spacing="normal" fo:font-style="normal" fo:font-weight="normal"/>
    </style:style>
    <style:style style:name="T2" style:family="text">
      <style:text-properties fo:font-variant="normal" fo:text-transform="none" fo:color="#000000" fo:font-size="8.64999961853027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00" style:font-name="Verdana1" fo:font-size="8.64999961853027pt" fo:letter-spacing="normal" fo:language="zxx" fo:country="none" fo:font-style="normal" fo:font-weight="normal" style:language-asian="zxx" style:country-asian="none" style:language-complex="zxx" style:country-complex="none"/>
    </style:style>
    <style:style style:name="T4" style:family="text">
      <style:text-properties style:font-name="Verdana1"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hell syntax for our &lt;minishell&gt;</text:h>
      <text:h text:style-name="P6" text:outline-level="2">Quotes</text:h>
      <text:p text:style-name="Text_20_body"><text:span text:style-name="T4"># </text:span><text:span text:style-name="T3">single-quotes ( </text:span><text:span text:style-name="Teletype"><text:span text:style-name="T3">''</text:span></text:span><text:span text:style-name="T3"> ): <text:s/>shall preserve the literal value of each character within the single-quotes. A single-quote cannot occur within single-quotes. If uneven number of single quotes, unvalid command. Even env variables stay as strings.</text:span></text:p>
      <text:p text:style-name="P11"># double-quotes (“”): </text:p>
      <text:list xml:id="list1115000722074781247" text:style-name="L1">
        <text:list-item>
          <text:p text:style-name="P12">the $ shall retain its special meaning introducing parameter expansion.</text:p>
        </text:list-item>
        <text:list-item>
          <text:p text:style-name="P12">The \ shall retain its special meaning, only when followed by one of the following characters when considered special : $ “ \ </text:p>
        </text:list-item>
        <text:list-item>
          <text:p text:style-name="P12">si plusieurs double-quotes a la suite, concatener leur resultat. (ex : echo """salut" = echo "" + echo "salut")</text:p>
        </text:list-item>
      </text:list>
      <text:p text:style-name="P11">! les quotes fonctionnent partout : commandes, options, arguments</text:p>
      <text:p text:style-name="P14">Redirections</text:p>
      <text:p text:style-name="P11">- seems like it can be anywhere in the command. It is still the same command as long as there is no ; or |.</text:p>
      <text:p text:style-name="P2"><text:span text:style-name="T2">Ex</text:span><text:span text:style-name="T1"> : echo bonjour &gt; echo salut yo ; cat echo --&gt; bonjour salut yo</text:span></text:p>
      <text:p text:style-name="P11">!! Meme au tout debut de la commande !!</text:p>
      <text:p text:style-name="P11">- input d'un fichier qui n'existe pas renvoie une erreur</text:p>
      <text:p text:style-name="P2"><text:span text:style-name="T1">- plusieurs redirections d'affilee : ne stocker que la derniere redirection</text:span><text:span text:style-name="T1"> </text:span></text:p>
      <text:p text:style-name="P4">- qd on redirige, on peut arreter de stocker vers ou on redirige, <text:s/>quand on rencontre un autre operateur de redirection (ex : echo salut &gt;file1&gt;file2)</text:p>
      <text:p text:style-name="P4">- meme si une commande n'est que une redirection, elle doit creer un fichier (ex : &gt; file1). Si c'est une redirection d'input, c'est valide tant que le fichier existe (ex : &lt; hello)</text:p>
      <text:h text:style-name="P7" text:outline-level="2">Environment variables</text:h>
      <text:p text:style-name="P1">- if there is a / (forward slash) after an environment variable (ex : $PWD/test), it is added to the name of the env variable. So when we parse, we have to look for $, / or &lt;blank&gt; to know when to expand the variable</text:p>
      <text:p text:style-name="P1">- if the var doesn't exist, it is replace by an empty string.</text:p>
      <text:p text:style-name="P1">(ex : echo $fdsklf a = echo a AND echo "$fdsfs" a = echo "" a)</text:p>
      <text:h text:style-name="P7" text:outline-level="2">Arguments &amp; options</text:h>
      <text:p text:style-name="P1">- si la meme option est renseignee plusieurs fois, simplement ignorer les fois suivantes (ex : echo -n -n bonjour = echo -n bonjour OU echo -nnnnnn = echo -n)</text:p>
      <text:p text:style-name="P1">- si dans la "string d'options", il y a une option qui ne fait pas partie des options possibles, alors la string est consideree comme un argument (ex : echo -nm salut)</text:p>
      <text:p text:style-name="P1">- les options doivent toujours se trouver avant les arguments ! Une option apres un argument est consideree comme un argument</text:p>
      <text:h text:style-name="P7" text:outline-level="2">Commands</text:h>
      <text:p text:style-name="P1">- caps don't matter when calling a command (ex : eChO slt = echo slt)</text:p>
      <text:h text:style-name="P8" text:outline-level="2"><text:soft-page-break/>General rules</text:h>
      <text:h text:style-name="P9" text:outline-level="2">- no ; twice in a row, but the no need for spaces between the commands and the ;</text:h>
      <text:h text:style-name="P9" text:outline-level="2">- when you see a ';' -&gt; add a new element to the list</text:h>
      <text:h text:style-name="P9" text:outline-level="2">- when you see a '|' -&gt; create a new element inside the element</text:h>
      <text:h text:style-name="P9" text:outline-level="2">- les espaces avec un \ devant ne sont pas consideres comme des separateurs d'arguments</text:h>
      <text:p text:style-name="P13">- print a space between two arguments even if the argument is empty</text:p>
      <text:p text:style-name="P13">(ex : echo a '' b '' c '' d --&gt; a&lt;blank&gt;&lt;blank&gt;b&lt;blank&gt;&lt;blank&gt;c&lt;blank&gt;&lt;blank&gt;d)</text:p>
      <text:p text:style-name="P13">- quotes and double quotes work also inside binary names, not only in arguments</text:p>
      <text:p text:style-name="P13"/>
      <text:h text:style-name="Heading_20_2" text:outline-level="2">Export</text:h>
      <text:p text:style-name="Text_20_body">- export test2= --&gt; new variable test2 is an empty string</text:p>
      <text:p text:style-name="Text_20_body">- export test2 --&gt; no new variable is created</text:p>
      <text:p text:style-name="P15">Error</text:p>
      <text:h text:style-name="P9" text:outline-level="2">- les espaces avec un \ devant ne sont pas consideres comme des separateurs d'arguments</text:h>
      <text:p text:style-name="P2"/>
      <text:p text:style-name="P3">Tests</text:p>
      <text:h text:style-name="P10" text:outline-level="2"><text:span text:style-name="T3">- les espaces avec un \ devant ne sont pas consideres comme des separateurs d'argument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Verdana" fo:font-size="9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rial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d Lm</meta:initial-creator>
    <meta:creation-date>2021-05-10T13:34:14</meta:creation-date>
    <dc:date>2021-05-10T18:33:25</dc:date>
    <dc:creator>Dd Lm</dc:creator>
    <meta:editing-duration>PT1H10M26S</meta:editing-duration>
    <meta:editing-cycles>12</meta:editing-cycles>
    <meta:generator>OpenOffice/4.1.5$Unix OpenOffice.org_project/415m1$Build-9789</meta:generator>
    <meta:document-statistic meta:table-count="0" meta:image-count="0" meta:object-count="0" meta:page-count="2" meta:paragraph-count="41" meta:word-count="578" meta:character-count="3080"/>
  </office:meta>
</office:document-meta>
</file>